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elatio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rr</text:p>
          </table:table-cell>
          <table:table-cell table:number-columns-repeated="3"/>
          <table:table-cell table:formula="of:=RAND()" office:value-type="float" office:value="0.826225546654314" calcext:value-type="float">
            <text:p>0.8262255467</text:p>
          </table:table-cell>
          <table:table-cell table:formula="of:=[.P5]*20" office:value-type="float" office:value="16.5245109330863" calcext:value-type="float">
            <text:p>16.524510933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CORREL([.D6:.D52];[.E6:.E52])" office:value-type="float" office:value="1" calcext:value-type="float">
            <text:p>1</text:p>
          </table:table-cell>
          <table:table-cell/>
          <table:table-cell table:formula="of:=-6" office:value-type="float" office:value="-6" calcext:value-type="float">
            <text:p>-6</text:p>
          </table:table-cell>
          <table:table-cell table:formula="of:=CORREL([.D6:.D52];[.H6:.H52])" office:value-type="float" office:value="-1" calcext:value-type="float">
            <text:p>-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CORREL([.D6:.D52];[.K6:.K52])" office:value-type="float" office:value="-0.0853305371630877" calcext:value-type="float">
            <text:p>-0.0853305372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12953749988056" calcext:value-type="float">
            <text:p>-0.31295375</text:p>
          </table:table-cell>
          <table:table-cell table:formula="of:=[.E6]+([.D7]-[.D6])" office:value-type="float" office:value="-2.31295374998806" calcext:value-type="float">
            <text:p>-2.31295375</text:p>
          </table:table-cell>
          <table:table-cell table:number-columns-repeated="2"/>
          <table:table-cell table:formula="of:=[.H6]-([.D7]-[.D6])" office:value-type="float" office:value="-4.68704625001194" calcext:value-type="float">
            <text:p>-4.68704625</text:p>
          </table:table-cell>
          <table:table-cell table:number-columns-repeated="2"/>
          <table:table-cell table:formula="of:=[.K6]+[.M7]*([.D7]-[.D6])" office:value-type="float" office:value="-4.68704625001194" calcext:value-type="float">
            <text:p>-4.68704625</text:p>
          </table:table-cell>
          <table:table-cell/>
          <table:table-cell table:formula="of:=[.M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19237745125397" calcext:value-type="float">
            <text:p>-1.1923774513</text:p>
          </table:table-cell>
          <table:table-cell table:formula="of:=[.E7]+([.D8]-[.D7])" office:value-type="float" office:value="-3.19237745125397" calcext:value-type="float">
            <text:p>-3.1923774513</text:p>
          </table:table-cell>
          <table:table-cell table:number-columns-repeated="2"/>
          <table:table-cell table:formula="of:=[.H7]-([.D8]-[.D7])" office:value-type="float" office:value="-3.80762254874603" calcext:value-type="float">
            <text:p>-3.8076225487</text:p>
          </table:table-cell>
          <table:table-cell table:number-columns-repeated="2"/>
          <table:table-cell table:formula="of:=[.K7]+[.M8]*([.D8]-[.D7])" office:value-type="float" office:value="-5.56646995127786" calcext:value-type="float">
            <text:p>-5.5664699513</text:p>
          </table:table-cell>
          <table:table-cell/>
          <table:table-cell table:formula="of:=[.M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44141703131966" calcext:value-type="float">
            <text:p>-1.4414170313</text:p>
          </table:table-cell>
          <table:table-cell table:formula="of:=[.E8]+([.D9]-[.D8])" office:value-type="float" office:value="-3.44141703131966" calcext:value-type="float">
            <text:p>-3.4414170313</text:p>
          </table:table-cell>
          <table:table-cell table:number-columns-repeated="2"/>
          <table:table-cell table:formula="of:=[.H8]-([.D9]-[.D8])" office:value-type="float" office:value="-3.55858296868034" calcext:value-type="float">
            <text:p>-3.5585829687</text:p>
          </table:table-cell>
          <table:table-cell table:number-columns-repeated="2"/>
          <table:table-cell table:formula="of:=[.K8]+[.M9]*([.D9]-[.D8])" office:value-type="float" office:value="-5.31743037121217" calcext:value-type="float">
            <text:p>-5.3174303712</text:p>
          </table:table-cell>
          <table:table-cell/>
          <table:table-cell table:formula="of:=[.M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495903759355615" calcext:value-type="float">
            <text:p>0.4959037594</text:p>
          </table:table-cell>
          <table:table-cell table:formula="of:=[.E9]+([.D10]-[.D9])" office:value-type="float" office:value="-1.50409624064438" calcext:value-type="float">
            <text:p>-1.5040962406</text:p>
          </table:table-cell>
          <table:table-cell table:number-columns-repeated="2"/>
          <table:table-cell table:formula="of:=[.H9]-([.D10]-[.D9])" office:value-type="float" office:value="-5.49590375935562" calcext:value-type="float">
            <text:p>-5.4959037594</text:p>
          </table:table-cell>
          <table:table-cell table:number-columns-repeated="2"/>
          <table:table-cell table:formula="of:=[.K9]+[.M10]*([.D10]-[.D9])" office:value-type="float" office:value="-3.3801095805369" calcext:value-type="float">
            <text:p>-3.3801095805</text:p>
          </table:table-cell>
          <table:table-cell/>
          <table:table-cell table:formula="of:=[.M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0109732286794" calcext:value-type="float">
            <text:p>-0.5010973229</text:p>
          </table:table-cell>
          <table:table-cell table:formula="of:=[.E10]+([.D11]-[.D10])" office:value-type="float" office:value="-2.50109732286794" calcext:value-type="float">
            <text:p>-2.5010973229</text:p>
          </table:table-cell>
          <table:table-cell table:number-columns-repeated="2"/>
          <table:table-cell table:formula="of:=[.H10]-([.D11]-[.D10])" office:value-type="float" office:value="-4.49890267713206" calcext:value-type="float">
            <text:p>-4.4989026771</text:p>
          </table:table-cell>
          <table:table-cell table:number-columns-repeated="2"/>
          <table:table-cell table:formula="of:=[.K10]+[.M11]*([.D11]-[.D10])" office:value-type="float" office:value="-2.38310849831334" calcext:value-type="float">
            <text:p>-2.3831084983</text:p>
          </table:table-cell>
          <table:table-cell/>
          <table:table-cell table:formula="of:=[.M1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0392943279886062" calcext:value-type="float">
            <text:p>-0.039294328</text:p>
          </table:table-cell>
          <table:table-cell table:formula="of:=[.E11]+([.D12]-[.D11])" office:value-type="float" office:value="-2.03929432798861" calcext:value-type="float">
            <text:p>-2.039294328</text:p>
          </table:table-cell>
          <table:table-cell table:number-columns-repeated="2"/>
          <table:table-cell table:formula="of:=[.H11]-([.D12]-[.D11])" office:value-type="float" office:value="-4.9607056720114" calcext:value-type="float">
            <text:p>-4.960705672</text:p>
          </table:table-cell>
          <table:table-cell table:number-columns-repeated="2"/>
          <table:table-cell table:formula="of:=[.K11]+[.M12]*([.D12]-[.D11])" office:value-type="float" office:value="-1.92130550343401" calcext:value-type="float">
            <text:p>-1.9213055034</text:p>
          </table:table-cell>
          <table:table-cell/>
          <table:table-cell table:formula="of:=[.M1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19414014352874" calcext:value-type="float">
            <text:p>-0.5194140144</text:p>
          </table:table-cell>
          <table:table-cell table:formula="of:=[.E12]+([.D13]-[.D12])" office:value-type="float" office:value="-2.51941401435287" calcext:value-type="float">
            <text:p>-2.5194140144</text:p>
          </table:table-cell>
          <table:table-cell table:number-columns-repeated="2"/>
          <table:table-cell table:formula="of:=[.H12]-([.D13]-[.D12])" office:value-type="float" office:value="-4.48058598564713" calcext:value-type="float">
            <text:p>-4.4805859856</text:p>
          </table:table-cell>
          <table:table-cell table:number-columns-repeated="2"/>
          <table:table-cell table:formula="of:=[.K12]+[.M13]*([.D13]-[.D12])" office:value-type="float" office:value="-1.44118581706974" calcext:value-type="float">
            <text:p>-1.4411858171</text:p>
          </table:table-cell>
          <table:table-cell/>
          <table:table-cell table:formula="of:=[.M1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90153565332311" calcext:value-type="float">
            <text:p>-0.9015356533</text:p>
          </table:table-cell>
          <table:table-cell table:formula="of:=[.E13]+([.D14]-[.D13])" office:value-type="float" office:value="-2.90153565332311" calcext:value-type="float">
            <text:p>-2.9015356533</text:p>
          </table:table-cell>
          <table:table-cell table:number-columns-repeated="2"/>
          <table:table-cell table:formula="of:=[.H13]-([.D14]-[.D13])" office:value-type="float" office:value="-4.09846434667689" calcext:value-type="float">
            <text:p>-4.0984643467</text:p>
          </table:table-cell>
          <table:table-cell table:number-columns-repeated="2"/>
          <table:table-cell table:formula="of:=[.K13]+[.M14]*([.D14]-[.D13])" office:value-type="float" office:value="-1.82330745603998" calcext:value-type="float">
            <text:p>-1.823307456</text:p>
          </table:table-cell>
          <table:table-cell/>
          <table:table-cell table:formula="of:=[.M1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0141119078681802" calcext:value-type="float">
            <text:p>0.0141119079</text:p>
          </table:table-cell>
          <table:table-cell table:formula="of:=[.E14]+([.D15]-[.D14])" office:value-type="float" office:value="-1.98588809213182" calcext:value-type="float">
            <text:p>-1.9858880921</text:p>
          </table:table-cell>
          <table:table-cell table:number-columns-repeated="2"/>
          <table:table-cell table:formula="of:=[.H14]-([.D15]-[.D14])" office:value-type="float" office:value="-5.01411190786818" calcext:value-type="float">
            <text:p>-5.0141119079</text:p>
          </table:table-cell>
          <table:table-cell table:number-columns-repeated="2"/>
          <table:table-cell table:formula="of:=[.K14]+[.M15]*([.D15]-[.D14])" office:value-type="float" office:value="-2.73895501723127" calcext:value-type="float">
            <text:p>-2.7389550172</text:p>
          </table:table-cell>
          <table:table-cell/>
          <table:table-cell table:formula="of:=[.M1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11501832073169" calcext:value-type="float">
            <text:p>-0.5115018321</text:p>
          </table:table-cell>
          <table:table-cell table:formula="of:=[.E15]+([.D16]-[.D15])" office:value-type="float" office:value="-2.51150183207317" calcext:value-type="float">
            <text:p>-2.5115018321</text:p>
          </table:table-cell>
          <table:table-cell table:number-columns-repeated="2"/>
          <table:table-cell table:formula="of:=[.H15]-([.D16]-[.D15])" office:value-type="float" office:value="-4.48849816792683" calcext:value-type="float">
            <text:p>-4.4884981679</text:p>
          </table:table-cell>
          <table:table-cell table:number-columns-repeated="2"/>
          <table:table-cell table:formula="of:=[.K15]+[.M16]*([.D16]-[.D15])" office:value-type="float" office:value="-3.26456875717262" calcext:value-type="float">
            <text:p>-3.2645687572</text:p>
          </table:table-cell>
          <table:table-cell/>
          <table:table-cell table:formula="of:=[.M1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02604805215122" calcext:value-type="float">
            <text:p>1.0260480522</text:p>
          </table:table-cell>
          <table:table-cell table:formula="of:=[.E16]+([.D17]-[.D16])" office:value-type="float" office:value="-0.973951947848784" calcext:value-type="float">
            <text:p>-0.9739519478</text:p>
          </table:table-cell>
          <table:table-cell table:number-columns-repeated="2"/>
          <table:table-cell table:formula="of:=[.H16]-([.D17]-[.D16])" office:value-type="float" office:value="-6.02604805215122" calcext:value-type="float">
            <text:p>-6.0260480522</text:p>
          </table:table-cell>
          <table:table-cell table:number-columns-repeated="2"/>
          <table:table-cell table:formula="of:=[.K16]+[.M17]*([.D17]-[.D16])" office:value-type="float" office:value="-4.802118641397" calcext:value-type="float">
            <text:p>-4.8021186414</text:p>
          </table:table-cell>
          <table:table-cell/>
          <table:table-cell table:formula="of:=[.M1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927153063118316" calcext:value-type="float">
            <text:p>-0.9271530631</text:p>
          </table:table-cell>
          <table:table-cell table:formula="of:=[.E17]+([.D18]-[.D17])" office:value-type="float" office:value="-2.92715306311832" calcext:value-type="float">
            <text:p>-2.9271530631</text:p>
          </table:table-cell>
          <table:table-cell table:number-columns-repeated="2"/>
          <table:table-cell table:formula="of:=[.H17]-([.D18]-[.D17])" office:value-type="float" office:value="-4.07284693688169" calcext:value-type="float">
            <text:p>-4.0728469369</text:p>
          </table:table-cell>
          <table:table-cell table:number-columns-repeated="2"/>
          <table:table-cell table:formula="of:=[.K17]+[.M18]*([.D18]-[.D17])" office:value-type="float" office:value="-6.75531975666653" calcext:value-type="float">
            <text:p>-6.7553197567</text:p>
          </table:table-cell>
          <table:table-cell/>
          <table:table-cell table:formula="of:=[.M1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63720075561852" calcext:value-type="float">
            <text:p>0.6637200756</text:p>
          </table:table-cell>
          <table:table-cell table:formula="of:=[.E18]+([.D19]-[.D18])" office:value-type="float" office:value="-1.33627992443815" calcext:value-type="float">
            <text:p>-1.3362799244</text:p>
          </table:table-cell>
          <table:table-cell table:number-columns-repeated="2"/>
          <table:table-cell table:formula="of:=[.H18]-([.D19]-[.D18])" office:value-type="float" office:value="-5.66372007556185" calcext:value-type="float">
            <text:p>-5.6637200756</text:p>
          </table:table-cell>
          <table:table-cell table:number-columns-repeated="2"/>
          <table:table-cell table:formula="of:=[.K18]+[.M19]*([.D19]-[.D18])" office:value-type="float" office:value="-8.3461928953467" calcext:value-type="float">
            <text:p>-8.3461928953</text:p>
          </table:table-cell>
          <table:table-cell/>
          <table:table-cell table:formula="of:=[.M1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3.26132012025246" calcext:value-type="float">
            <text:p>3.2613201203</text:p>
          </table:table-cell>
          <table:table-cell table:formula="of:=[.E19]+([.D20]-[.D19])" office:value-type="float" office:value="1.26132012025246" calcext:value-type="float">
            <text:p>1.2613201203</text:p>
          </table:table-cell>
          <table:table-cell table:number-columns-repeated="2"/>
          <table:table-cell table:formula="of:=[.H19]-([.D20]-[.D19])" office:value-type="float" office:value="-8.26132012025247" calcext:value-type="float">
            <text:p>-8.2613201203</text:p>
          </table:table-cell>
          <table:table-cell table:number-columns-repeated="2"/>
          <table:table-cell table:formula="of:=[.K19]+[.M20]*([.D20]-[.D19])" office:value-type="float" office:value="-5.74859285065609" calcext:value-type="float">
            <text:p>-5.7485928507</text:p>
          </table:table-cell>
          <table:table-cell/>
          <table:table-cell table:formula="of:=[.M1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83710635225031" calcext:value-type="float">
            <text:p>-0.5837106352</text:p>
          </table:table-cell>
          <table:table-cell table:formula="of:=[.E20]+([.D21]-[.D20])" office:value-type="float" office:value="-2.58371063522503" calcext:value-type="float">
            <text:p>-2.5837106352</text:p>
          </table:table-cell>
          <table:table-cell table:number-columns-repeated="2"/>
          <table:table-cell table:formula="of:=[.H20]-([.D21]-[.D20])" office:value-type="float" office:value="-4.41628936477497" calcext:value-type="float">
            <text:p>-4.4162893648</text:p>
          </table:table-cell>
          <table:table-cell table:number-columns-repeated="2"/>
          <table:table-cell table:formula="of:=[.K20]+[.M21]*([.D21]-[.D20])" office:value-type="float" office:value="-1.90356209517859" calcext:value-type="float">
            <text:p>-1.9035620952</text:p>
          </table:table-cell>
          <table:table-cell/>
          <table:table-cell table:formula="of:=[.M2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2.76996880965395" calcext:value-type="float">
            <text:p>2.7699688097</text:p>
          </table:table-cell>
          <table:table-cell table:formula="of:=[.E21]+([.D22]-[.D21])" office:value-type="float" office:value="0.769968809653953" calcext:value-type="float">
            <text:p>0.7699688097</text:p>
          </table:table-cell>
          <table:table-cell table:number-columns-repeated="2"/>
          <table:table-cell table:formula="of:=[.H21]-([.D22]-[.D21])" office:value-type="float" office:value="-7.76996880965396" calcext:value-type="float">
            <text:p>-7.7699688097</text:p>
          </table:table-cell>
          <table:table-cell table:number-columns-repeated="2"/>
          <table:table-cell table:formula="of:=[.K21]+[.M22]*([.D22]-[.D21])" office:value-type="float" office:value="1.45011734970039" calcext:value-type="float">
            <text:p>1.4501173497</text:p>
          </table:table-cell>
          <table:table-cell/>
          <table:table-cell table:formula="of:=[.M2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92893662846599" calcext:value-type="float">
            <text:p>-0.5928936628</text:p>
          </table:table-cell>
          <table:table-cell table:formula="of:=[.E22]+([.D23]-[.D22])" office:value-type="float" office:value="-2.5928936628466" calcext:value-type="float">
            <text:p>-2.5928936628</text:p>
          </table:table-cell>
          <table:table-cell table:number-columns-repeated="2"/>
          <table:table-cell table:formula="of:=[.H22]-([.D23]-[.D22])" office:value-type="float" office:value="-4.4071063371534" calcext:value-type="float">
            <text:p>-4.4071063372</text:p>
          </table:table-cell>
          <table:table-cell table:number-columns-repeated="2"/>
          <table:table-cell table:formula="of:=[.K22]+[.M23]*([.D23]-[.D22])" office:value-type="float" office:value="4.81297982220094" calcext:value-type="float">
            <text:p>4.8129798222</text:p>
          </table:table-cell>
          <table:table-cell/>
          <table:table-cell table:formula="of:=[.M2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16282402402397" calcext:value-type="float">
            <text:p>-1.162824024</text:p>
          </table:table-cell>
          <table:table-cell table:formula="of:=[.E23]+([.D24]-[.D23])" office:value-type="float" office:value="-3.16282402402397" calcext:value-type="float">
            <text:p>-3.162824024</text:p>
          </table:table-cell>
          <table:table-cell table:number-columns-repeated="2"/>
          <table:table-cell table:formula="of:=[.H23]-([.D24]-[.D23])" office:value-type="float" office:value="-3.83717597597603" calcext:value-type="float">
            <text:p>-3.837175976</text:p>
          </table:table-cell>
          <table:table-cell table:number-columns-repeated="2"/>
          <table:table-cell table:formula="of:=[.K23]+[.M24]*([.D24]-[.D23])" office:value-type="float" office:value="4.24304946102357" calcext:value-type="float">
            <text:p>4.243049461</text:p>
          </table:table-cell>
          <table:table-cell/>
          <table:table-cell table:formula="of:=[.M2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44005337546622" calcext:value-type="float">
            <text:p>1.4400533755</text:p>
          </table:table-cell>
          <table:table-cell table:formula="of:=[.E24]+([.D25]-[.D24])" office:value-type="float" office:value="-0.559946624533781" calcext:value-type="float">
            <text:p>-0.5599466245</text:p>
          </table:table-cell>
          <table:table-cell table:number-columns-repeated="2"/>
          <table:table-cell table:formula="of:=[.H24]-([.D25]-[.D24])" office:value-type="float" office:value="-6.44005337546622" calcext:value-type="float">
            <text:p>-6.4400533755</text:p>
          </table:table-cell>
          <table:table-cell table:number-columns-repeated="2"/>
          <table:table-cell table:formula="of:=[.K24]+[.M25]*([.D25]-[.D24])" office:value-type="float" office:value="1.64017206153338" calcext:value-type="float">
            <text:p>1.6401720615</text:p>
          </table:table-cell>
          <table:table-cell/>
          <table:table-cell table:formula="of:=[.M2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00698311932799019" calcext:value-type="float">
            <text:p>0.0069831193</text:p>
          </table:table-cell>
          <table:table-cell table:formula="of:=[.E25]+([.D26]-[.D25])" office:value-type="float" office:value="-1.99301688067201" calcext:value-type="float">
            <text:p>-1.9930168807</text:p>
          </table:table-cell>
          <table:table-cell table:number-columns-repeated="2"/>
          <table:table-cell table:formula="of:=[.H25]-([.D26]-[.D25])" office:value-type="float" office:value="-5.00698311932799" calcext:value-type="float">
            <text:p>-5.0069831193</text:p>
          </table:table-cell>
          <table:table-cell table:number-columns-repeated="2"/>
          <table:table-cell table:formula="of:=[.K25]+[.M26]*([.D26]-[.D25])" office:value-type="float" office:value="0.207101805395146" calcext:value-type="float">
            <text:p>0.2071018054</text:p>
          </table:table-cell>
          <table:table-cell/>
          <table:table-cell table:formula="of:=[.M2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88131972700921" calcext:value-type="float">
            <text:p>0.3881319727</text:p>
          </table:table-cell>
          <table:table-cell table:formula="of:=[.E26]+([.D27]-[.D26])" office:value-type="float" office:value="-1.61186802729908" calcext:value-type="float">
            <text:p>-1.6118680273</text:p>
          </table:table-cell>
          <table:table-cell table:number-columns-repeated="2"/>
          <table:table-cell table:formula="of:=[.H26]-([.D27]-[.D26])" office:value-type="float" office:value="-5.38813197270092" calcext:value-type="float">
            <text:p>-5.3881319727</text:p>
          </table:table-cell>
          <table:table-cell table:number-columns-repeated="2"/>
          <table:table-cell table:formula="of:=[.K26]+[.M27]*([.D27]-[.D26])" office:value-type="float" office:value="-0.174047047977785" calcext:value-type="float">
            <text:p>-0.174047048</text:p>
          </table:table-cell>
          <table:table-cell/>
          <table:table-cell table:formula="of:=[.M2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34870208625045" calcext:value-type="float">
            <text:p>0.1348702086</text:p>
          </table:table-cell>
          <table:table-cell table:formula="of:=[.E27]+([.D28]-[.D27])" office:value-type="float" office:value="-1.86512979137496" calcext:value-type="float">
            <text:p>-1.8651297914</text:p>
          </table:table-cell>
          <table:table-cell table:number-columns-repeated="2"/>
          <table:table-cell table:formula="of:=[.H27]-([.D28]-[.D27])" office:value-type="float" office:value="-5.13487020862505" calcext:value-type="float">
            <text:p>-5.1348702086</text:p>
          </table:table-cell>
          <table:table-cell table:number-columns-repeated="2"/>
          <table:table-cell table:formula="of:=[.K27]+[.M28]*([.D28]-[.D27])" office:value-type="float" office:value="-0.427308812053662" calcext:value-type="float">
            <text:p>-0.4273088121</text:p>
          </table:table-cell>
          <table:table-cell/>
          <table:table-cell table:formula="of:=[.M2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35432032664266" calcext:value-type="float">
            <text:p>-1.3543203266</text:p>
          </table:table-cell>
          <table:table-cell table:formula="of:=[.E28]+([.D29]-[.D28])" office:value-type="float" office:value="-3.35432032664266" calcext:value-type="float">
            <text:p>-3.3543203266</text:p>
          </table:table-cell>
          <table:table-cell table:number-columns-repeated="2"/>
          <table:table-cell table:formula="of:=[.H28]-([.D29]-[.D28])" office:value-type="float" office:value="-3.64567967335734" calcext:value-type="float">
            <text:p>-3.6456796734</text:p>
          </table:table-cell>
          <table:table-cell table:number-columns-repeated="2"/>
          <table:table-cell table:formula="of:=[.K28]+[.M29]*([.D29]-[.D28])" office:value-type="float" office:value="1.06188172321404" calcext:value-type="float">
            <text:p>1.0618817232</text:p>
          </table:table-cell>
          <table:table-cell/>
          <table:table-cell table:formula="of:=[.M2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30669807471147" calcext:value-type="float">
            <text:p>1.3066980747</text:p>
          </table:table-cell>
          <table:table-cell table:formula="of:=[.E29]+([.D30]-[.D29])" office:value-type="float" office:value="-0.693301925288533" calcext:value-type="float">
            <text:p>-0.6933019253</text:p>
          </table:table-cell>
          <table:table-cell table:number-columns-repeated="2"/>
          <table:table-cell table:formula="of:=[.H29]-([.D30]-[.D29])" office:value-type="float" office:value="-6.30669807471147" calcext:value-type="float">
            <text:p>-6.3066980747</text:p>
          </table:table-cell>
          <table:table-cell table:number-columns-repeated="2"/>
          <table:table-cell table:formula="of:=[.K29]+[.M30]*([.D30]-[.D29])" office:value-type="float" office:value="3.72290012456817" calcext:value-type="float">
            <text:p>3.7229001246</text:p>
          </table:table-cell>
          <table:table-cell/>
          <table:table-cell table:formula="of:=[.M2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64080497326303" calcext:value-type="float">
            <text:p>-0.3640804973</text:p>
          </table:table-cell>
          <table:table-cell table:formula="of:=[.E30]+([.D31]-[.D30])" office:value-type="float" office:value="-2.3640804973263" calcext:value-type="float">
            <text:p>-2.3640804973</text:p>
          </table:table-cell>
          <table:table-cell table:number-columns-repeated="2"/>
          <table:table-cell table:formula="of:=[.H30]-([.D31]-[.D30])" office:value-type="float" office:value="-4.6359195026737" calcext:value-type="float">
            <text:p>-4.6359195027</text:p>
          </table:table-cell>
          <table:table-cell table:number-columns-repeated="2"/>
          <table:table-cell table:formula="of:=[.K30]+[.M31]*([.D31]-[.D30])" office:value-type="float" office:value="5.39367869660594" calcext:value-type="float">
            <text:p>5.3936786966</text:p>
          </table:table-cell>
          <table:table-cell/>
          <table:table-cell table:formula="of:=[.M3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0473985057268573" calcext:value-type="float">
            <text:p>-0.0473985057</text:p>
          </table:table-cell>
          <table:table-cell table:formula="of:=[.E31]+([.D32]-[.D31])" office:value-type="float" office:value="-2.04739850572686" calcext:value-type="float">
            <text:p>-2.0473985057</text:p>
          </table:table-cell>
          <table:table-cell table:number-columns-repeated="2"/>
          <table:table-cell table:formula="of:=[.H31]-([.D32]-[.D31])" office:value-type="float" office:value="-4.95260149427314" calcext:value-type="float">
            <text:p>-4.9526014943</text:p>
          </table:table-cell>
          <table:table-cell table:number-columns-repeated="2"/>
          <table:table-cell table:formula="of:=[.K31]+[.M32]*([.D32]-[.D31])" office:value-type="float" office:value="5.71036068820539" calcext:value-type="float">
            <text:p>5.7103606882</text:p>
          </table:table-cell>
          <table:table-cell/>
          <table:table-cell table:formula="of:=[.M3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41517040286932" calcext:value-type="float">
            <text:p>0.1415170403</text:p>
          </table:table-cell>
          <table:table-cell table:formula="of:=[.E32]+([.D33]-[.D32])" office:value-type="float" office:value="-1.85848295971307" calcext:value-type="float">
            <text:p>-1.8584829597</text:p>
          </table:table-cell>
          <table:table-cell table:number-columns-repeated="2"/>
          <table:table-cell table:formula="of:=[.H32]-([.D33]-[.D32])" office:value-type="float" office:value="-5.14151704028693" calcext:value-type="float">
            <text:p>-5.1415170403</text:p>
          </table:table-cell>
          <table:table-cell table:number-columns-repeated="2"/>
          <table:table-cell table:formula="of:=[.K32]+[.M33]*([.D33]-[.D32])" office:value-type="float" office:value="5.5214451421916" calcext:value-type="float">
            <text:p>5.5214451422</text:p>
          </table:table-cell>
          <table:table-cell/>
          <table:table-cell table:formula="of:=[.M3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43900649844495" calcext:value-type="float">
            <text:p>0.6439006498</text:p>
          </table:table-cell>
          <table:table-cell table:formula="of:=[.E33]+([.D34]-[.D33])" office:value-type="float" office:value="-1.35609935015551" calcext:value-type="float">
            <text:p>-1.3560993502</text:p>
          </table:table-cell>
          <table:table-cell table:number-columns-repeated="2"/>
          <table:table-cell table:formula="of:=[.H33]-([.D34]-[.D33])" office:value-type="float" office:value="-5.6439006498445" calcext:value-type="float">
            <text:p>-5.6439006498</text:p>
          </table:table-cell>
          <table:table-cell table:number-columns-repeated="2"/>
          <table:table-cell table:formula="of:=[.K33]+[.M34]*([.D34]-[.D33])" office:value-type="float" office:value="6.02382875174916" calcext:value-type="float">
            <text:p>6.0238287517</text:p>
          </table:table-cell>
          <table:table-cell/>
          <table:table-cell table:formula="of:=[.M3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23070503170208" calcext:value-type="float">
            <text:p>1.2307050317</text:p>
          </table:table-cell>
          <table:table-cell table:formula="of:=[.E34]+([.D35]-[.D34])" office:value-type="float" office:value="-0.769294968297923" calcext:value-type="float">
            <text:p>-0.7692949683</text:p>
          </table:table-cell>
          <table:table-cell table:number-columns-repeated="2"/>
          <table:table-cell table:formula="of:=[.H34]-([.D35]-[.D34])" office:value-type="float" office:value="-6.23070503170208" calcext:value-type="float">
            <text:p>-6.2307050317</text:p>
          </table:table-cell>
          <table:table-cell table:number-columns-repeated="2"/>
          <table:table-cell table:formula="of:=[.K34]+[.M35]*([.D35]-[.D34])" office:value-type="float" office:value="5.43702436989158" calcext:value-type="float">
            <text:p>5.4370243699</text:p>
          </table:table-cell>
          <table:table-cell/>
          <table:table-cell table:formula="of:=[.M3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73088376589204" calcext:value-type="float">
            <text:p>-0.2730883766</text:p>
          </table:table-cell>
          <table:table-cell table:formula="of:=[.E35]+([.D36]-[.D35])" office:value-type="float" office:value="-2.2730883765892" calcext:value-type="float">
            <text:p>-2.2730883766</text:p>
          </table:table-cell>
          <table:table-cell table:number-columns-repeated="2"/>
          <table:table-cell table:formula="of:=[.H35]-([.D36]-[.D35])" office:value-type="float" office:value="-4.7269116234108" calcext:value-type="float">
            <text:p>-4.7269116234</text:p>
          </table:table-cell>
          <table:table-cell table:number-columns-repeated="2"/>
          <table:table-cell table:formula="of:=[.K35]+[.M36]*([.D36]-[.D35])" office:value-type="float" office:value="3.9332309616003" calcext:value-type="float">
            <text:p>3.9332309616</text:p>
          </table:table-cell>
          <table:table-cell/>
          <table:table-cell table:formula="of:=[.M3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18191490639781" calcext:value-type="float">
            <text:p>0.9181914906</text:p>
          </table:table-cell>
          <table:table-cell table:formula="of:=[.E36]+([.D37]-[.D36])" office:value-type="float" office:value="-1.08180850936022" calcext:value-type="float">
            <text:p>-1.0818085094</text:p>
          </table:table-cell>
          <table:table-cell table:number-columns-repeated="2"/>
          <table:table-cell table:formula="of:=[.H36]-([.D37]-[.D36])" office:value-type="float" office:value="-5.91819149063978" calcext:value-type="float">
            <text:p>-5.9181914906</text:p>
          </table:table-cell>
          <table:table-cell table:number-columns-repeated="2"/>
          <table:table-cell table:formula="of:=[.K36]+[.M37]*([.D37]-[.D36])" office:value-type="float" office:value="2.74195109437131" calcext:value-type="float">
            <text:p>2.7419510944</text:p>
          </table:table-cell>
          <table:table-cell/>
          <table:table-cell table:formula="of:=[.M3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17214346987877" calcext:value-type="float">
            <text:p>1.1721434699</text:p>
          </table:table-cell>
          <table:table-cell table:formula="of:=[.E37]+([.D38]-[.D37])" office:value-type="float" office:value="-0.827856530121227" calcext:value-type="float">
            <text:p>-0.8278565301</text:p>
          </table:table-cell>
          <table:table-cell table:number-columns-repeated="2"/>
          <table:table-cell table:formula="of:=[.H37]-([.D38]-[.D37])" office:value-type="float" office:value="-6.17214346987877" calcext:value-type="float">
            <text:p>-6.1721434699</text:p>
          </table:table-cell>
          <table:table-cell table:number-columns-repeated="2"/>
          <table:table-cell table:formula="of:=[.K37]+[.M38]*([.D38]-[.D37])" office:value-type="float" office:value="2.9959030736103" calcext:value-type="float">
            <text:p>2.9959030736</text:p>
          </table:table-cell>
          <table:table-cell/>
          <table:table-cell table:formula="of:=[.M3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00462031204274986" calcext:value-type="float">
            <text:p>0.004620312</text:p>
          </table:table-cell>
          <table:table-cell table:formula="of:=[.E38]+([.D39]-[.D38])" office:value-type="float" office:value="-1.99537968795725" calcext:value-type="float">
            <text:p>-1.995379688</text:p>
          </table:table-cell>
          <table:table-cell table:number-columns-repeated="2"/>
          <table:table-cell table:formula="of:=[.H38]-([.D39]-[.D38])" office:value-type="float" office:value="-5.00462031204275" calcext:value-type="float">
            <text:p>-5.004620312</text:p>
          </table:table-cell>
          <table:table-cell table:number-columns-repeated="2"/>
          <table:table-cell table:formula="of:=[.K38]+[.M39]*([.D39]-[.D38])" office:value-type="float" office:value="4.16342623144633" calcext:value-type="float">
            <text:p>4.1634262314</text:p>
          </table:table-cell>
          <table:table-cell/>
          <table:table-cell table:formula="of:=[.M3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193532076308664" calcext:value-type="float">
            <text:p>-0.1935320763</text:p>
          </table:table-cell>
          <table:table-cell table:formula="of:=[.E39]+([.D40]-[.D39])" office:value-type="float" office:value="-2.19353207630866" calcext:value-type="float">
            <text:p>-2.1935320763</text:p>
          </table:table-cell>
          <table:table-cell table:number-columns-repeated="2"/>
          <table:table-cell table:formula="of:=[.H39]-([.D40]-[.D39])" office:value-type="float" office:value="-4.80646792369134" calcext:value-type="float">
            <text:p>-4.8064679237</text:p>
          </table:table-cell>
          <table:table-cell table:number-columns-repeated="2"/>
          <table:table-cell table:formula="of:=[.K39]+[.M40]*([.D40]-[.D39])" office:value-type="float" office:value="3.96527384309491" calcext:value-type="float">
            <text:p>3.9652738431</text:p>
          </table:table-cell>
          <table:table-cell/>
          <table:table-cell table:formula="of:=[.M3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20882483718753" calcext:value-type="float">
            <text:p>0.9208824837</text:p>
          </table:table-cell>
          <table:table-cell table:formula="of:=[.E40]+([.D41]-[.D40])" office:value-type="float" office:value="-1.07911751628125" calcext:value-type="float">
            <text:p>-1.0791175163</text:p>
          </table:table-cell>
          <table:table-cell table:number-columns-repeated="2"/>
          <table:table-cell table:formula="of:=[.H40]-([.D41]-[.D40])" office:value-type="float" office:value="-5.92088248371875" calcext:value-type="float">
            <text:p>-5.9208824837</text:p>
          </table:table-cell>
          <table:table-cell table:number-columns-repeated="2"/>
          <table:table-cell table:formula="of:=[.K40]+[.M41]*([.D41]-[.D40])" office:value-type="float" office:value="2.85085928306749" calcext:value-type="float">
            <text:p>2.8508592831</text:p>
          </table:table-cell>
          <table:table-cell/>
          <table:table-cell table:formula="of:=[.M4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12884971393189" calcext:value-type="float">
            <text:p>0.6128849714</text:p>
          </table:table-cell>
          <table:table-cell table:formula="of:=[.E41]+([.D42]-[.D41])" office:value-type="float" office:value="-1.38711502860681" calcext:value-type="float">
            <text:p>-1.3871150286</text:p>
          </table:table-cell>
          <table:table-cell table:number-columns-repeated="2"/>
          <table:table-cell table:formula="of:=[.H41]-([.D42]-[.D41])" office:value-type="float" office:value="-5.61288497139319" calcext:value-type="float">
            <text:p>-5.6128849714</text:p>
          </table:table-cell>
          <table:table-cell table:number-columns-repeated="2"/>
          <table:table-cell table:formula="of:=[.K41]+[.M42]*([.D42]-[.D41])" office:value-type="float" office:value="2.54286177074193" calcext:value-type="float">
            <text:p>2.5428617707</text:p>
          </table:table-cell>
          <table:table-cell/>
          <table:table-cell table:formula="of:=[.M4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3988629555963" calcext:value-type="float">
            <text:p>-0.5398862956</text:p>
          </table:table-cell>
          <table:table-cell table:formula="of:=[.E42]+([.D43]-[.D42])" office:value-type="float" office:value="-2.53988629555963" calcext:value-type="float">
            <text:p>-2.5398862956</text:p>
          </table:table-cell>
          <table:table-cell table:number-columns-repeated="2"/>
          <table:table-cell table:formula="of:=[.H42]-([.D43]-[.D42])" office:value-type="float" office:value="-4.46011370444037" calcext:value-type="float">
            <text:p>-4.4601137044</text:p>
          </table:table-cell>
          <table:table-cell table:number-columns-repeated="2"/>
          <table:table-cell table:formula="of:=[.K42]+[.M43]*([.D43]-[.D42])" office:value-type="float" office:value="3.69563303769475" calcext:value-type="float">
            <text:p>3.6956330377</text:p>
          </table:table-cell>
          <table:table-cell/>
          <table:table-cell table:formula="of:=[.M4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15361387436508" calcext:value-type="float">
            <text:p>-1.1536138744</text:p>
          </table:table-cell>
          <table:table-cell table:formula="of:=[.E43]+([.D44]-[.D43])" office:value-type="float" office:value="-3.15361387436508" calcext:value-type="float">
            <text:p>-3.1536138744</text:p>
          </table:table-cell>
          <table:table-cell table:number-columns-repeated="2"/>
          <table:table-cell table:formula="of:=[.H43]-([.D44]-[.D43])" office:value-type="float" office:value="-3.84638612563492" calcext:value-type="float">
            <text:p>-3.8463861256</text:p>
          </table:table-cell>
          <table:table-cell table:number-columns-repeated="2"/>
          <table:table-cell table:formula="of:=[.K43]+[.M44]*([.D44]-[.D43])" office:value-type="float" office:value="3.08190545888929" calcext:value-type="float">
            <text:p>3.0819054589</text:p>
          </table:table-cell>
          <table:table-cell/>
          <table:table-cell table:formula="of:=[.M4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823537605599883" calcext:value-type="float">
            <text:p>-0.8235376056</text:p>
          </table:table-cell>
          <table:table-cell table:formula="of:=[.E44]+([.D45]-[.D44])" office:value-type="float" office:value="-2.82353760559988" calcext:value-type="float">
            <text:p>-2.8235376056</text:p>
          </table:table-cell>
          <table:table-cell table:number-columns-repeated="2"/>
          <table:table-cell table:formula="of:=[.H44]-([.D45]-[.D44])" office:value-type="float" office:value="-4.17646239440012" calcext:value-type="float">
            <text:p>-4.1764623944</text:p>
          </table:table-cell>
          <table:table-cell table:number-columns-repeated="2"/>
          <table:table-cell table:formula="of:=[.K44]+[.M45]*([.D45]-[.D44])" office:value-type="float" office:value="2.75182919012409" calcext:value-type="float">
            <text:p>2.7518291901</text:p>
          </table:table-cell>
          <table:table-cell/>
          <table:table-cell table:formula="of:=[.M4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828363018027979" calcext:value-type="float">
            <text:p>0.828363018</text:p>
          </table:table-cell>
          <table:table-cell table:formula="of:=[.E45]+([.D46]-[.D45])" office:value-type="float" office:value="-1.17163698197202" calcext:value-type="float">
            <text:p>-1.171636982</text:p>
          </table:table-cell>
          <table:table-cell table:number-columns-repeated="2"/>
          <table:table-cell table:formula="of:=[.H45]-([.D46]-[.D45])" office:value-type="float" office:value="-5.82836301802798" calcext:value-type="float">
            <text:p>-5.828363018</text:p>
          </table:table-cell>
          <table:table-cell table:number-columns-repeated="2"/>
          <table:table-cell table:formula="of:=[.K45]+[.M46]*([.D46]-[.D45])" office:value-type="float" office:value="4.40372981375196" calcext:value-type="float">
            <text:p>4.4037298138</text:p>
          </table:table-cell>
          <table:table-cell/>
          <table:table-cell table:formula="of:=[.M4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5504672445024" calcext:value-type="float">
            <text:p>-0.5550467245</text:p>
          </table:table-cell>
          <table:table-cell table:formula="of:=[.E46]+([.D47]-[.D46])" office:value-type="float" office:value="-2.55504672445024" calcext:value-type="float">
            <text:p>-2.5550467245</text:p>
          </table:table-cell>
          <table:table-cell table:number-columns-repeated="2"/>
          <table:table-cell table:formula="of:=[.H46]-([.D47]-[.D46])" office:value-type="float" office:value="-4.44495327554976" calcext:value-type="float">
            <text:p>-4.4449532755</text:p>
          </table:table-cell>
          <table:table-cell table:number-columns-repeated="2"/>
          <table:table-cell table:formula="of:=[.K46]+[.M47]*([.D47]-[.D46])" office:value-type="float" office:value="5.78713955623017" calcext:value-type="float">
            <text:p>5.7871395562</text:p>
          </table:table-cell>
          <table:table-cell/>
          <table:table-cell table:formula="of:=[.M4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93003595422081" calcext:value-type="float">
            <text:p>-1.9300359542</text:p>
          </table:table-cell>
          <table:table-cell table:formula="of:=[.E47]+([.D48]-[.D47])" office:value-type="float" office:value="-3.93003595422081" calcext:value-type="float">
            <text:p>-3.9300359542</text:p>
          </table:table-cell>
          <table:table-cell table:number-columns-repeated="2"/>
          <table:table-cell table:formula="of:=[.H47]-([.D48]-[.D47])" office:value-type="float" office:value="-3.06996404577919" calcext:value-type="float">
            <text:p>-3.0699640458</text:p>
          </table:table-cell>
          <table:table-cell table:number-columns-repeated="2"/>
          <table:table-cell table:formula="of:=[.K47]+[.M48]*([.D48]-[.D47])" office:value-type="float" office:value="4.41215032645961" calcext:value-type="float">
            <text:p>4.4121503265</text:p>
          </table:table-cell>
          <table:table-cell/>
          <table:table-cell table:formula="of:=[.M4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768332106588234" calcext:value-type="float">
            <text:p>-0.7683321066</text:p>
          </table:table-cell>
          <table:table-cell table:formula="of:=[.E48]+([.D49]-[.D48])" office:value-type="float" office:value="-2.76833210658823" calcext:value-type="float">
            <text:p>-2.7683321066</text:p>
          </table:table-cell>
          <table:table-cell table:number-columns-repeated="2"/>
          <table:table-cell table:formula="of:=[.H48]-([.D49]-[.D48])" office:value-type="float" office:value="-4.23166789341177" calcext:value-type="float">
            <text:p>-4.2316678934</text:p>
          </table:table-cell>
          <table:table-cell table:number-columns-repeated="2"/>
          <table:table-cell table:formula="of:=[.K48]+[.M49]*([.D49]-[.D48])" office:value-type="float" office:value="3.25044647882703" calcext:value-type="float">
            <text:p>3.2504464788</text:p>
          </table:table-cell>
          <table:table-cell/>
          <table:table-cell table:formula="of:=[.M4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2.6381273141408" calcext:value-type="float">
            <text:p>-2.6381273141</text:p>
          </table:table-cell>
          <table:table-cell table:formula="of:=[.E49]+([.D50]-[.D49])" office:value-type="float" office:value="-4.6381273141408" calcext:value-type="float">
            <text:p>-4.6381273141</text:p>
          </table:table-cell>
          <table:table-cell table:number-columns-repeated="2"/>
          <table:table-cell table:formula="of:=[.H49]-([.D50]-[.D49])" office:value-type="float" office:value="-2.3618726858592" calcext:value-type="float">
            <text:p>-2.3618726859</text:p>
          </table:table-cell>
          <table:table-cell table:number-columns-repeated="2"/>
          <table:table-cell table:formula="of:=[.K49]+[.M50]*([.D50]-[.D49])" office:value-type="float" office:value="1.38065127127446" calcext:value-type="float">
            <text:p>1.3806512713</text:p>
          </table:table-cell>
          <table:table-cell/>
          <table:table-cell table:formula="of:=[.M4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08755936599332" calcext:value-type="float">
            <text:p>1.087559366</text:p>
          </table:table-cell>
          <table:table-cell table:formula="of:=[.E50]+([.D51]-[.D50])" office:value-type="float" office:value="-0.912440634006677" calcext:value-type="float">
            <text:p>-0.912440634</text:p>
          </table:table-cell>
          <table:table-cell table:number-columns-repeated="2"/>
          <table:table-cell table:formula="of:=[.H50]-([.D51]-[.D50])" office:value-type="float" office:value="-6.08755936599332" calcext:value-type="float">
            <text:p>-6.087559366</text:p>
          </table:table-cell>
          <table:table-cell table:number-columns-repeated="2"/>
          <table:table-cell table:formula="of:=[.K50]+[.M51]*([.D51]-[.D50])" office:value-type="float" office:value="-2.34503540885967" calcext:value-type="float">
            <text:p>-2.3450354089</text:p>
          </table:table-cell>
          <table:table-cell/>
          <table:table-cell table:formula="of:=[.M5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2.03525158424035" calcext:value-type="float">
            <text:p>2.0352515842</text:p>
          </table:table-cell>
          <table:table-cell table:formula="of:=[.E51]+([.D52]-[.D51])" office:value-type="float" office:value="0.0352515842403518" calcext:value-type="float">
            <text:p>0.0352515842</text:p>
          </table:table-cell>
          <table:table-cell table:number-columns-repeated="2"/>
          <table:table-cell table:formula="of:=[.H51]-([.D52]-[.D51])" office:value-type="float" office:value="-7.03525158424035" calcext:value-type="float">
            <text:p>-7.0352515842</text:p>
          </table:table-cell>
          <table:table-cell table:number-columns-repeated="2"/>
          <table:table-cell table:formula="of:=[.K51]+[.M52]*([.D52]-[.D51])" office:value-type="float" office:value="-1.39734319061264" calcext:value-type="float">
            <text:p>-1.3973431906</text:p>
          </table:table-cell>
          <table:table-cell/>
          <table:table-cell table:formula="of:=[.M51]*(-1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4:14:03.023431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8:28:58.425202327</meta:creation-date>
    <dc:date>2015-10-17T14:34:01.011087047</dc:date>
    <meta:editing-duration>PT1H13M40S</meta:editing-duration>
    <meta:editing-cycles>3</meta:editing-cycles>
    <meta:generator>LibreOffice/4.2.8.2$Linux_X86_64 LibreOffice_project/420m0$Build-2</meta:generator>
    <meta:document-statistic meta:table-count="1" meta:cell-count="247" meta:object-count="0"/>
  </office:meta>
</office:document-meta>
</file>